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4.06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1.15968609" calcext:value-type="float">
            <text:p>11,15968609</text:p>
          </table:table-cell>
          <table:table-cell office:value-type="float" office:value="0.07569659501" calcext:value-type="float">
            <text:p>0,075696595</text:p>
          </table:table-cell>
          <table:table-cell office:value-type="float" office:value="0.0008507748134" calcext:value-type="float">
            <text:p>0,0008507748</text:p>
          </table:table-cell>
          <table:table-cell office:value-type="float" office:value="0.00009294178744" calcext:value-type="float">
            <text:p>9,294178744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716" calcext:value-type="float">
            <text:p>142716</text:p>
          </table:table-cell>
          <table:table-cell office:value-type="float" office:value="2.068640947" calcext:value-type="float">
            <text:p>2,068640947</text:p>
          </table:table-cell>
          <table:table-cell office:value-type="float" office:value="0.3533168137" calcext:value-type="float">
            <text:p>0,3533168137</text:p>
          </table:table-cell>
          <table:table-cell office:value-type="float" office:value="0.0003207264235" calcext:value-type="float">
            <text:p>0,0003207264</text:p>
          </table:table-cell>
          <table:table-cell office:value-type="float" office:value="0.00002138176023" calcext:value-type="float">
            <text:p>2,138176023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867" calcext:value-type="float">
            <text:p>142867</text:p>
          </table:table-cell>
          <table:table-cell office:value-type="float" office:value="1.756916046" calcext:value-type="float">
            <text:p>1,756916046</text:p>
          </table:table-cell>
          <table:table-cell office:value-type="float" office:value="0.4123389125" calcext:value-type="float">
            <text:p>0,4123389125</text:p>
          </table:table-cell>
          <table:table-cell office:value-type="float" office:value="0.0001958082721" calcext:value-type="float">
            <text:p>0,0001958083</text:p>
          </table:table-cell>
          <table:table-cell office:value-type="float" office:value="0.000007120301234" calcext:value-type="float">
            <text:p>7,120301234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004" calcext:value-type="float">
            <text:p>143004</text:p>
          </table:table-cell>
          <table:table-cell office:value-type="float" office:value="1.848440409" calcext:value-type="float">
            <text:p>1,848440409</text:p>
          </table:table-cell>
          <table:table-cell office:value-type="float" office:value="0.4490360916" calcext:value-type="float">
            <text:p>0,4490360916</text:p>
          </table:table-cell>
          <table:table-cell office:value-type="float" office:value="0.0001422738133" calcext:value-type="float">
            <text:p>0,0001422738</text:p>
          </table:table-cell>
          <table:table-cell office:value-type="float" office:value="0.000007113691026" calcext:value-type="float">
            <text:p>7,113691026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104" calcext:value-type="float">
            <text:p>143104</text:p>
          </table:table-cell>
          <table:table-cell office:value-type="float" office:value="2.137162447" calcext:value-type="float">
            <text:p>2,137162447</text:p>
          </table:table-cell>
          <table:table-cell office:value-type="float" office:value="0.3613694608" calcext:value-type="float">
            <text:p>0,3613694608</text:p>
          </table:table-cell>
          <table:table-cell office:value-type="float" office:value="0.0001599505194" calcext:value-type="float">
            <text:p>0,0001599505</text:p>
          </table:table-cell>
          <table:table-cell office:value-type="float" office:value="0.00001777227953" calcext:value-type="float">
            <text:p>1,777227953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208" calcext:value-type="float">
            <text:p>143208</text:p>
          </table:table-cell>
          <table:table-cell office:value-type="float" office:value="2.212699175" calcext:value-type="float">
            <text:p>2,212699175</text:p>
          </table:table-cell>
          <table:table-cell office:value-type="float" office:value="0.2864682674" calcext:value-type="float">
            <text:p>0,2864682674</text:p>
          </table:table-cell>
          <table:table-cell office:value-type="float" office:value="0.000138530726" calcext:value-type="float">
            <text:p>0,0001385307</text:p>
          </table:table-cell>
          <table:table-cell office:value-type="float" office:value="0.00001065620927" calcext:value-type="float">
            <text:p>1,065620927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3310" calcext:value-type="float">
            <text:p>143310</text:p>
          </table:table-cell>
          <table:table-cell office:value-type="float" office:value="1.27801466" calcext:value-type="float">
            <text:p>1,27801466</text:p>
          </table:table-cell>
          <table:table-cell office:value-type="float" office:value="0.59610641" calcext:value-type="float">
            <text:p>0,59610641</text:p>
          </table:table-cell>
          <table:table-cell office:value-type="float" office:value="0.0002839698864" calcext:value-type="float">
            <text:p>0,0002839699</text:p>
          </table:table-cell>
          <table:table-cell office:value-type="float" office:value="0.000003549623671" calcext:value-type="float">
            <text:p>3,549623671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3456" calcext:value-type="float">
            <text:p>143456</text:p>
          </table:table-cell>
          <table:table-cell office:value-type="float" office:value="1.402522087" calcext:value-type="float">
            <text:p>1,402522087</text:p>
          </table:table-cell>
          <table:table-cell office:value-type="float" office:value="0.5512099266" calcext:value-type="float">
            <text:p>0,5512099266</text:p>
          </table:table-cell>
          <table:table-cell office:value-type="float" office:value="0.0001241117134" calcext:value-type="float">
            <text:p>0,0001241117</text:p>
          </table:table-cell>
          <table:table-cell office:value-type="float" office:value="0.000007092097803" calcext:value-type="float">
            <text:p>7,092097803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537" calcext:value-type="float">
            <text:p>143537</text:p>
          </table:table-cell>
          <table:table-cell office:value-type="float" office:value="1.203739166" calcext:value-type="float">
            <text:p>1,203739166</text:p>
          </table:table-cell>
          <table:table-cell office:value-type="float" office:value="0.5656673908" calcext:value-type="float">
            <text:p>0,5656673908</text:p>
          </table:table-cell>
          <table:table-cell table:style-name="ce1" office:value-type="float" office:value="0.00008505993173" calcext:value-type="float">
            <text:p>8,51E-005</text:p>
          </table:table-cell>
          <table:table-cell table:style-name="ce2" office:value-type="float" office:value="0.000003544163746" calcext:value-type="float">
            <text:p>3,544163746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566" calcext:value-type="float">
            <text:p>143566</text:p>
          </table:table-cell>
          <table:table-cell office:value-type="float" office:value="1.756058931" calcext:value-type="float">
            <text:p>1,756058931</text:p>
          </table:table-cell>
          <table:table-cell office:value-type="float" office:value="0.3928025663" calcext:value-type="float">
            <text:p>0,3928025663</text:p>
          </table:table-cell>
          <table:table-cell table:style-name="ce1" office:value-type="float" office:value="0.00007795668353" calcext:value-type="float">
            <text:p>7,80E-005</text:p>
          </table:table-cell>
          <table:table-cell table:style-name="ce2" office:value-type="float" office:value="0.000007086971436" calcext:value-type="float">
            <text:p>0,000007087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2.6823879958" calcext:value-type="float">
            <text:p>2,6823879958</text:p>
          </table:table-cell>
          <table:table-cell table:formula="of:=AVERAGE([.D2:.D11])" office:value-type="float" office:value="0.404401243471" calcext:value-type="float">
            <text:p>0,4044012435</text:p>
          </table:table-cell>
          <table:table-cell table:formula="of:=AVERAGE([.E2:.E11])" office:value-type="float" office:value="0.000237916278276" calcext:value-type="float">
            <text:p>0,0002379163</text:p>
          </table:table-cell>
          <table:table-cell table:formula="of:=AVERAGE([.F2:.F11])" office:value-type="float" office:value="0.0000178258885386" calcext:value-type="float">
            <text:p>1,78258885386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8:56:02.816220969</dc:date>
    <meta:generator>LibreOffice/4.1.5.3$Linux_X86_64 LibreOffice_project/410m0$Build-3</meta:generator>
    <meta:editing-duration>P0D</meta:editing-duration>
    <meta:editing-cycles>1</meta:editing-cycles>
    <meta:document-statistic meta:table-count="1" meta:cell-count="70" meta:object-count="0"/>
  </office:meta>
</office:document-meta>
</file>